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1.625in" style:rel-column-width="16383*"/>
    </style:style>
    <style:style style:name="Table3.B" style:family="table-column">
      <style:table-column-properties style:column-width="0.4375in" style:rel-column-width="4411*"/>
    </style:style>
    <style:style style:name="Table3.C" style:family="table-column">
      <style:table-column-properties style:column-width="0.5625in" style:rel-column-width="5671*"/>
    </style:style>
    <style:style style:name="Table3.D" style:family="table-column">
      <style:table-column-properties style:column-width="3.875in" style:rel-column-width="39070*"/>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4" style:family="table-row">
      <style:table-row-properties style:min-row-height="0.2229in"/>
    </style:style>
    <style:style style:name="Table3.A4" style:family="table-cell">
      <style:table-cell-properties fo:padding="0.0382in" fo:border-left="0.0007in solid #000000" fo:border-right="none"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1.625in" style:rel-column-width="16383*"/>
    </style:style>
    <style:style style:name="Table2.B" style:family="table-column">
      <style:table-column-properties style:column-width="0.4375in" style:rel-column-width="4411*"/>
    </style:style>
    <style:style style:name="Table2.C" style:family="table-column">
      <style:table-column-properties style:column-width="0.5625in" style:rel-column-width="5671*"/>
    </style:style>
    <style:style style:name="Table2.D" style:family="table-column">
      <style:table-column-properties style:column-width="3.875in" style:rel-column-width="39070*"/>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4" style:family="table-row">
      <style:table-row-properties style:min-row-height="0.2229in"/>
    </style:style>
    <style:style style:name="Table2.A4" style:family="table-cell">
      <style:table-cell-properties fo:padding="0.0382in" fo:border-left="0.0007in solid #000000" fo:border-right="none"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1.625in" style:rel-column-width="16383*"/>
    </style:style>
    <style:style style:name="Table1.B" style:family="table-column">
      <style:table-column-properties style:column-width="0.4375in" style:rel-column-width="4411*"/>
    </style:style>
    <style:style style:name="Table1.C" style:family="table-column">
      <style:table-column-properties style:column-width="0.5625in" style:rel-column-width="5671*"/>
    </style:style>
    <style:style style:name="Table1.D" style:family="table-column">
      <style:table-column-properties style:column-width="3.875in" style:rel-column-width="39070*"/>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2229in"/>
    </style:style>
    <style:style style:name="Table1.A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text-properties style:font-name="Pericles" fo:font-size="10pt" style:font-size-asian="10pt" style:font-size-complex="12pt"/>
    </style:style>
    <style:style style:name="P5" style:family="paragraph" style:parent-style-name="Table_20_Contents">
      <style:text-properties style:font-name="Pericles" fo:font-size="10pt" fo:font-weight="bold" style:font-size-asian="10pt" style:font-weight-asian="bold" style:font-size-complex="12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Table_20_Contents">
      <style:text-properties style:font-name="Pericles" fo:font-size="8pt" fo:font-weight="bold" style:font-size-asian="8pt" style:font-weight-asian="bold" style:font-size-complex="8pt" style:font-weight-complex="bold"/>
    </style:style>
    <style:style style:name="P8"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10pt"/>
    </style:style>
    <style:style style:name="P9"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10" style:family="paragraph" style:parent-style-name="Standard">
      <style:text-properties style:font-name="Pericles" fo:font-size="10pt" style:font-size-asian="10pt" style:font-size-complex="12pt"/>
    </style:style>
    <style:style style:name="P11" style:family="paragraph" style:parent-style-name="Standard">
      <style:text-properties style:font-name="Pericles" fo:font-size="12pt" fo:font-weight="bold" style:font-size-asian="12pt" style:font-weight-asian="bold" style:font-size-complex="12pt"/>
    </style:style>
    <style:style style:name="P12" style:family="paragraph" style:parent-style-name="List_20_Paragraph" style:list-style-name="WWNum5">
      <style:text-properties style:font-name="Pericles" fo:font-size="10pt" style:font-size-asian="10pt" style:font-size-complex="12pt"/>
    </style:style>
    <style:style style:name="P13" style:family="paragraph" style:parent-style-name="List_20_Paragraph" style:list-style-name="WWNum5"/>
    <style:style style:name="P14"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style:font-name="Pericles" fo:font-size="10pt" style:font-size-asian="10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 </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Casting Spells</text:p>
      <text:p text:style-name="P1"><text:soft-page-break/>Spirit calling works very similarly to original RB:</text:p>
      <text:list xml:id="list1220504270187377703" text:style-name="WWNum5">
        <text:list-item>
          <text:p text:style-name="P12">Casting requires a full combat round (or more), releasing the spell occurs on the next round and is a free action</text:p>
        </text:list-item>
        <text:list-item>
          <text:p text:style-name="P12">At the beginning of the casting, the spirit is called to the battlefield. This does nothing at first, but certain talents will cause effects to happen as spirits appear</text:p>
        </text:list-item>
        <text:list-item>
          <text:p text:style-name="P13"><text:span text:style-name="T4">Spell casting can be disrupted by taking damage – any damage taken during an invocation gives a -3 penalty to the casting test</text:span></text:p>
        </text:list-item>
        <text:list-item>
          <text:p text:style-name="P12">Casting requires a skill test vs. the spell’s DL</text:p>
        </text:list-item>
        <text:list-item>
          <text:p text:style-name="P12">Failure or marginal success (&lt;3) reduces the caster’s skill level temporarily</text:p>
        </text:list-item>
      </text:list>
      <text:p text:style-name="P1">However, there are differences</text:p>
      <text:list xml:id="list29649267" text:continue-numbering="true" text:style-name="WWNum5">
        <text:list-item>
          <text:p text:style-name="P12">Cannot trade HP instead of skill level penalty</text:p>
          <text:list>
            <text:list-item>
              <text:p text:style-name="P12">Instead you can lose points of mana</text:p>
            </text:list-item>
          </text:list>
        </text:list-item>
        <text:list-item>
          <text:p text:style-name="P12">Certain spells can be empowered by mana to enhance the duration or effect</text:p>
        </text:list-item>
      </text:list>
      <text:p text:style-name="P1"/>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5">Earth Sprite</text:p>
          </table:table-cell>
          <table:covered-table-cell/>
          <table:covered-table-cell/>
          <table:covered-table-cell/>
        </table:table-row>
        <table:table-row>
          <table:table-cell table:style-name="Table3.A2" table:number-columns-spanned="4" office:value-type="string">
            <text:p text:style-name="P4"><text:span text:style-name="T1">Location: </text:span><text:span text:style-name="T3">Earth sprites are found in deep, dark caves.</text:span></text:p>
          </table:table-cell>
          <table:covered-table-cell/>
          <table:covered-table-cell/>
          <table:covered-table-cell/>
        </table:table-row>
        <table:table-row>
          <table:table-cell table:style-name="Table3.A2" table:number-columns-spanned="4" office:value-type="string">
            <text:p text:style-name="P4"><text:span text:style-name="T1">Binding:</text:span><text:span text:style-name="T2"> Earth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3.4">
          <table:table-cell table:style-name="Table3.A4" office:value-type="string">
            <text:p text:style-name="P7">Spell</text:p>
          </table:table-cell>
          <table:table-cell table:style-name="Table3.A4" office:value-type="string">
            <text:p text:style-name="P7">Time</text:p>
          </table:table-cell>
          <table:table-cell table:style-name="Table3.A4" office:value-type="string">
            <text:p text:style-name="P7">DL</text:p>
          </table:table-cell>
          <table:table-cell table:style-name="Table3.A2" office:value-type="string">
            <text:p text:style-name="P7">Effects</text:p>
          </table:table-cell>
        </table:table-row>
        <table:table-row>
          <table:table-cell table:style-name="Table3.A4" office:value-type="string">
            <text:p text:style-name="P6">Hurl Stone</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701465829251442561" text:style-name="WWNum29">
              <text:list-item>
                <text:p text:style-name="P14">2d6 stone bolt</text:p>
              </text:list-item>
              <text:list-item>
                <text:p text:style-name="P14">Slow(1) for 3 rounds</text:p>
              </text:list-item>
              <text:list-item>
                <text:p text:style-name="P14">Mana increases damage by 2</text:p>
              </text:list-item>
            </text:list>
          </table:table-cell>
        </table:table-row>
        <table:table-row>
          <table:table-cell table:style-name="Table3.A4" office:value-type="string">
            <text:p text:style-name="P6">Stone Bloo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29634290" text:continue-numbering="true" text:style-name="WWNum29">
              <text:list-item>
                <text:p text:style-name="P14">+2 toughness</text:p>
              </text:list-item>
              <text:list-item>
                <text:p text:style-name="P14">Lasts 1 hour</text:p>
              </text:list-item>
              <text:list-item>
                <text:p text:style-name="P14">Mana increases duration to 1 day</text:p>
              </text:list-item>
            </text:list>
            <text:p text:style-name="P8"/>
          </table:table-cell>
        </table:table-row>
        <table:table-row>
          <table:table-cell table:style-name="Table3.A4" office:value-type="string">
            <text:p text:style-name="P6">Stone Han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29646317" text:continue-numbering="true" text:style-name="WWNum29">
              <text:list-item>
                <text:p text:style-name="P14">Your hand becomes stone</text:p>
              </text:list-item>
              <text:list-item>
                <text:p text:style-name="P14">Your unarmed leverage die is 1d6 or you get +1 damage</text:p>
              </text:list-item>
              <text:list-item>
                <text:p text:style-name="P14">You can unarmed parry with your stone hand</text:p>
              </text:list-item>
              <text:list-item>
                <text:p text:style-name="P14">Lasts 6 rounds</text:p>
              </text:list-item>
              <text:list-item>
                <text:p text:style-name="P14">Mana increases duration to entire combat</text:p>
              </text:list-item>
            </text:list>
          </table:table-cell>
        </table:table-row>
        <table:table-row>
          <table:table-cell table:style-name="Table3.A4" office:value-type="string">
            <text:p text:style-name="P6">Stone Skin</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29649706" text:continue-numbering="true" text:style-name="WWNum29">
              <text:list-item>
                <text:p text:style-name="P14">Target gains +1 AV or 2 AV whichever is better</text:p>
              </text:list-item>
              <text:list-item>
                <text:p text:style-name="P14">Target is -1 move and -1 defense</text:p>
              </text:list-item>
              <text:list-item>
                <text:p text:style-name="P14">Lasts 6 rounds</text:p>
              </text:list-item>
              <text:list-item>
                <text:p text:style-name="P14">Mana increases duration to entire combat</text:p>
              </text:list-item>
            </text:list>
            <text:p text:style-name="P8"/>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Fire Sprite<text:soft-page-break/></text:p>
          </table:table-cell>
          <table:covered-table-cell/>
          <table:covered-table-cell/>
          <table:covered-table-cell/>
        </table:table-row>
        <table:table-row>
          <table:table-cell table:style-name="Table2.A2" table:number-columns-spanned="4" office:value-type="string">
            <text:p text:style-name="P4"><text:span text:style-name="T1">Location: </text:span><text:span text:style-name="T2">Fire sprites are often found around large fires – the larger and more out of control the better. A large bonfire might be enough to draw a few sprites out, but a pyre, conflagration or forest fire is even better.</text:span></text:p>
          </table:table-cell>
          <table:covered-table-cell/>
          <table:covered-table-cell/>
          <table:covered-table-cell/>
        </table:table-row>
        <table:table-row>
          <table:table-cell table:style-name="Table2.A2" table:number-columns-spanned="4" office:value-type="string">
            <text:p text:style-name="P4"><text:span text:style-name="T1">Binding:</text:span><text:span text:style-name="T2"> Fire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2.4">
          <table:table-cell table:style-name="Table2.A4" office:value-type="string">
            <text:p text:style-name="P7">Spell</text:p>
          </table:table-cell>
          <table:table-cell table:style-name="Table2.A4" office:value-type="string">
            <text:p text:style-name="P7">Time</text:p>
          </table:table-cell>
          <table:table-cell table:style-name="Table2.A4" office:value-type="string">
            <text:p text:style-name="P7">DL</text:p>
          </table:table-cell>
          <table:table-cell table:style-name="Table2.A2" office:value-type="string">
            <text:p text:style-name="P7">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29649817" text:continue-numbering="true" text:style-name="WWNum29">
              <text:list-item>
                <text:p text:style-name="P14">2d6 fire bolt</text:p>
              </text:list-item>
              <text:list-item>
                <text:p text:style-name="P14">Ignite(3)</text:p>
              </text:list-item>
              <text:list-item>
                <text:p text:style-name="P14">Mana increases damage by 2 or ignite chance by 1</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29642186" text:continue-numbering="true" text:style-name="WWNum29">
              <text:list-item>
                <text:p text:style-name="P14">+2 Reflex</text:p>
              </text:list-item>
              <text:list-item>
                <text:p text:style-name="P14">Lasts 1 hour</text:p>
              </text:list-item>
              <text:list-item>
                <text:p text:style-name="P14">Mana increases duration to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29632755" text:continue-numbering="true" text:style-name="WWNum29">
              <text:list-item>
                <text:p text:style-name="P14">+2 Dodge</text:p>
              </text:list-item>
              <text:list-item>
                <text:p text:style-name="P14">Any attacker that hits with melee gets ignite(3)</text:p>
              </text:list-item>
              <text:list-item>
                <text:p text:style-name="P14">Lasts 6 rounds</text:p>
              </text:list-item>
              <text:list-item>
                <text:p text:style-name="P14">Mana increases duration to entire combat</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29642174" text:continue-numbering="true" text:style-name="WWNum29">
              <text:list-item>
                <text:p text:style-name="P14">Hand bursts into flame</text:p>
              </text:list-item>
              <text:list-item>
                <text:p text:style-name="P14">Ignites flammable objects</text:p>
              </text:list-item>
              <text:list-item>
                <text:p text:style-name="P14">2d6 fire touch</text:p>
              </text:list-item>
              <text:list-item>
                <text:p text:style-name="P14">Ignite(3)</text:p>
              </text:list-item>
              <text:list-item>
                <text:p text:style-name="P14">Lasts 6 combat rounds</text:p>
              </text:list-item>
              <text:list-item>
                <text:p text:style-name="P14">Mana increases duration to entire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A4" office:value-type="string">
            <text:p text:style-name="P6">+</text:p>
          </table:table-cell>
          <table:table-cell table:style-name="Table2.A2" office:value-type="string">
            <text:list xml:id="list29641271" text:continue-numbering="true" text:style-name="WWNum29">
              <text:list-item>
                <text:p text:style-name="P14">Cold, smokeless light</text:p>
              </text:list-item>
              <text:list-item>
                <text:p text:style-name="P14">As dim as a candle, or as bright as a small campfire (about 5 hex radius)</text:p>
              </text:list-item>
              <text:list-item>
                <text:p text:style-name="P14">Lasts 1 hour</text:p>
              </text:list-item>
              <text:list-item>
                <text:p text:style-name="P14">Mana increases duration to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A4" office:value-type="string">
            <text:p text:style-name="P6">+</text:p>
          </table:table-cell>
          <table:table-cell table:style-name="Table2.A2" office:value-type="string">
            <text:list xml:id="list29633328" text:continue-numbering="true" text:style-name="WWNum29">
              <text:list-item>
                <text:p text:style-name="P14">Resist Cold</text:p>
              </text:list-item>
              <text:list-item>
                <text:p text:style-name="P14">Immune to normal cold</text:p>
              </text:list-item>
              <text:list-item>
                <text:p text:style-name="P14">Up to 6 allies</text:p>
              </text:list-item>
              <text:list-item>
                <text:p text:style-name="P14">Lasts 1 hour</text:p>
              </text:list-item>
              <text:list-item>
                <text:p text:style-name="P14">Mana increases duration to 1 day</text:p>
              </text:list-item>
            </text:list>
          </table: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5">Water Sprite</text:p>
          </table:table-cell>
          <table:covered-table-cell/>
          <table:covered-table-cell/>
          <table:covered-table-cell/>
        </table:table-row>
        <table:table-row>
          <table:table-cell table:style-name="Table1.A2" table:number-columns-spanned="4" office:value-type="string">
            <text:p text:style-name="P4"><text:span text:style-name="T1">Location: </text:span><text:span text:style-name="T3">Water sprites can sometimes be found in rivers and lakes, but are most often found around natural springs.</text:span></text:p>
          </table:table-cell>
          <table:covered-table-cell/>
          <table:covered-table-cell/>
          <table:covered-table-cell/>
        </table:table-row>
        <table:table-row>
          <table:table-cell table:style-name="Table1.A2" table:number-columns-spanned="4" office:value-type="string">
            <text:p text:style-name="P4"><text:span text:style-name="T1">Binding:</text:span><text:span text:style-name="T2"> Water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1.4">
          <table:table-cell table:style-name="Table1.A4" office:value-type="string">
            <text:p text:style-name="P7">Spell</text:p>
          </table:table-cell>
          <table:table-cell table:style-name="Table1.A4" office:value-type="string">
            <text:p text:style-name="P7">Time</text:p>
          </table:table-cell>
          <table:table-cell table:style-name="Table1.A4" office:value-type="string">
            <text:p text:style-name="P7">DL</text:p>
          </table:table-cell>
          <table:table-cell table:style-name="Table1.A2" office:value-type="string">
            <text:p text:style-name="P7">Effects</text:p>
          </table:table-cell>
        </table:table-row>
        <table:table-row>
          <table:table-cell table:style-name="Table1.A4" office:value-type="string">
            <text:p text:style-name="P6">Create Water</text:p>
          </table:table-cell>
          <table:table-cell table:style-name="Table1.A4" office:value-type="string">
            <text:p text:style-name="P6">S</text:p>
          </table:table-cell>
          <table:table-cell table:style-name="Table1.A4" office:value-type="string">
            <text:p text:style-name="P6">+</text:p>
          </table:table-cell>
          <table:table-cell table:style-name="Table1.A2" office:value-type="string">
            <text:list xml:id="list29655111" text:continue-numbering="true" text:style-name="WWNum29">
              <text:list-item>
                <text:p text:style-name="P14">Creates a barrel of water</text:p>
              </text:list-item>
              <text:list-item>
                <text:p text:style-name="P14">Expenditure(1)</text:p>
              </text:list-item>
            </text:list>
          </table:table-cell>
        </table:table-row>
        <table:table-row>
          <table:table-cell table:style-name="Table1.A4" office:value-type="string">
            <text:p text:style-name="P6">Healing Water</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29648754" text:continue-numbering="true" text:style-name="WWNum29">
              <text:list-item>
                <text:p text:style-name="P14">1d4+1 heal</text:p>
              </text:list-item>
              <text:list-item>
                <text:p text:style-name="P14">Mana increases the heal to 1d6+1</text:p>
              </text:list-item>
            </text:list>
          </table:table-cell>
        </table:table-row>
        <table:table-row>
          <table:table-cell table:style-name="Table1.A4" office:value-type="string">
            <text:p text:style-name="P6">Ice Arrow</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29643608" text:continue-numbering="true" text:style-name="WWNum29">
              <text:list-item>
                <text:p text:style-name="P14">2d6 ice bolt</text:p>
              </text:list-item>
              <text:list-item>
                <text:p text:style-name="P14">Chill(3)</text:p>
              </text:list-item>
              <text:list-item>
                <text:p text:style-name="P14"><text:soft-page-break/>Mana increases the damage by 2 or chill chance by 1</text:p>
              </text:list-item>
            </text:list>
          </table:table-cell>
        </table:table-row>
        <table:table-row>
          <table:table-cell table:style-name="Table1.A4" office:value-type="string">
            <text:p text:style-name="P6">Ice Shield</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29650272" text:continue-numbering="true" text:style-name="WWNum29">
              <text:list-item>
                <text:p text:style-name="P14">You create an icy shield on your arm and can use it to block</text:p>
              </text:list-item>
              <text:list-item>
                <text:p text:style-name="P14">You get +2 defense if you have a shield skill or 12 defense otherwise</text:p>
              </text:list-item>
              <text:list-item>
                <text:p text:style-name="P14">Lasts for the combat</text:p>
              </text:list-item>
            </text:list>
          </table:table-cell>
        </table:table-row>
        <table:table-row>
          <table:table-cell table:style-name="Table1.A4" office:value-type="string">
            <text:p text:style-name="P6">Ice Touch</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29655118" text:continue-numbering="true" text:style-name="WWNum29">
              <text:list-item>
                <text:p text:style-name="P14">2d6 Ice touch</text:p>
              </text:list-item>
              <text:list-item>
                <text:p text:style-name="P14">Chill(3)</text:p>
              </text:list-item>
              <text:list-item>
                <text:p text:style-name="P14">Lasts 6 combat rounds</text:p>
              </text:list-item>
              <text:list-item>
                <text:p text:style-name="P14">Mana increases duration to combat</text:p>
              </text:list-item>
            </text:list>
          </table:table-cell>
        </table:table-row>
        <table:table-row>
          <table:table-cell table:style-name="Table1.A4" office:value-type="string">
            <text:p text:style-name="P6">Water Born</text:p>
          </table:table-cell>
          <table:table-cell table:style-name="Table1.A4" office:value-type="string">
            <text:p text:style-name="P6">VS</text:p>
          </table:table-cell>
          <table:table-cell table:style-name="Table1.A4" office:value-type="string">
            <text:p text:style-name="P6">+</text:p>
          </table:table-cell>
          <table:table-cell table:style-name="Table1.A2" office:value-type="string">
            <text:list xml:id="list29652452" text:continue-numbering="true" text:style-name="WWNum29">
              <text:list-item>
                <text:p text:style-name="P14">You gain breath control and a swim speed of 4 hexes each combat round</text:p>
              </text:list-item>
              <text:list-item>
                <text:p text:style-name="P14">Resist drowning effects</text:p>
              </text:list-item>
              <text:list-item>
                <text:p text:style-name="P14">Lasts 1 hou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Jonathan Douglas</meta:initial-creator>
    <dc:creator>Chris Magoun</dc:creator>
    <meta:editing-cycles>13</meta:editing-cycles>
    <meta:creation-date>2017-07-04T02:46:00</meta:creation-date>
    <dc:date>2017-07-15T09:46:14.28</dc:date>
    <meta:editing-duration>PT1H24M44S</meta:editing-duration>
    <meta:generator>OpenOffice/4.1.3$Win32 OpenOffice.org_project/413m1$Build-9783</meta:generator>
    <meta:document-statistic meta:table-count="3" meta:image-count="0" meta:object-count="0" meta:page-count="4" meta:paragraph-count="151" meta:word-count="1110" meta:character-count="57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